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lackadder ITC" svg:font-family="'Blackadder ITC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radley Hand ITC" svg:font-family="'Bradley Hand ITC'" style:font-family-generic="script" style:font-pitch="variable"/>
    <style:font-face style:name="Kunstler Script" svg:font-family="'Kunstler Script'" style:font-family-generic="script" style:font-pitch="variable"/>
    <style:font-face style:name="Lucida Handwriting" svg:font-family="'Lucida Handwriting'" style:font-family-generic="script" style:font-pitch="variable"/>
    <style:font-face style:name="Viner Hand ITC" svg:font-family="'Viner Hand ITC'" style:font-family-generic="script" style:font-pitch="variable"/>
    <style:font-face style:name="Vladimir Script" svg:font-family="'Vladimir Script'" style:font-family-generic="script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ffb66c" draw:textarea-horizontal-align="justify" draw:textarea-vertical-align="middle" draw:auto-grow-height="false" fo:min-height="6.114cm" fo:min-width="5.864cm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8.75cm"/>
      <style:paragraph-properties style:writing-mode="lr-tb"/>
    </style:style>
    <style:style style:name="P1" style:family="paragraph">
      <loext:graphic-properties draw:fill-color="#ffb66c"/>
      <style:paragraph-properties fo:text-align="center"/>
    </style:style>
    <style:style style:name="P2" style:family="paragraph">
      <style:paragraph-properties fo:text-align="center"/>
      <style:text-properties style:font-name="Lucida Handwriting" fo:font-size="72pt" style:font-size-asian="72pt" style:font-size-complex="72pt"/>
    </style:style>
    <style:style style:name="P3" style:family="paragraph">
      <loext:graphic-properties draw:fill="none" draw:fill-color="#ffffff"/>
      <style:paragraph-properties fo:text-align="center"/>
      <style:text-properties style:font-name="Lucida Handwriting" fo:font-size="72pt" style:font-size-asian="72pt" style:font-size-complex="72pt"/>
    </style:style>
    <style:style style:name="T1" style:family="text">
      <style:text-properties style:font-name="Lucida Handwriting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9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9cm" svg:height="9cm" svg:x="1cm" svg:y="1cm">
          <draw:text-box>
            <text:p text:style-name="P2"><text:span text:style-name="T1">Inf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lackadder ITC" svg:font-family="'Blackadder ITC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radley Hand ITC" svg:font-family="'Bradley Hand ITC'" style:font-family-generic="script" style:font-pitch="variable"/>
    <style:font-face style:name="Kunstler Script" svg:font-family="'Kunstler Script'" style:font-family-generic="script" style:font-pitch="variable"/>
    <style:font-face style:name="Lucida Handwriting" svg:font-family="'Lucida Handwriting'" style:font-family-generic="script" style:font-pitch="variable"/>
    <style:font-face style:name="Viner Hand ITC" svg:font-family="'Viner Hand ITC'" style:font-family-generic="script" style:font-pitch="variable"/>
    <style:font-face style:name="Vladimir Script" svg:font-family="'Vladimir Script'" style:font-family-generic="script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1.2$Windows_X86_64 LibreOffice_project/7cbcfc562f6eb6708b5ff7d7397325de9e764452</meta:generator>
    <dc:date>2022-04-15T17:51:39.768000000</dc:date>
    <meta:editing-duration>PT5M29S</meta:editing-duration>
    <meta:editing-cycles>3</meta:editing-cycles>
    <meta:document-statistic meta:object-count="2"/>
  </office:meta>
</office:document-meta>
</file>